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Delta_Fi</text:p>
          </table:table-cell>
          <table:table-cell office:value-type="string" calcext:value-type="string">
            <text:p>Delta_Psi</text:p>
          </table:table-cell>
          <table:table-cell/>
          <table:table-cell office:value-type="string" calcext:value-type="string">
            <text:p>Psi_er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  <table:table-cell office:value-type="float" office:value="-0.9973" calcext:value-type="float">
            <text:p>-0,9973</text:p>
          </table:table-cell>
          <table:table-cell table:formula="of:=[.D2]+3.14/2" office:value-type="float" office:value="0.5727" calcext:value-type="float">
            <text:p>0,5727</text:p>
          </table:table-cell>
          <table:table-cell/>
          <table:table-cell table:formula="of:=0.03*[.E2]" office:value-type="float" office:value="0.017181" calcext:value-type="float">
            <text:p>0,017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.84" calcext:value-type="float">
            <text:p>316,84</text:p>
          </table:table-cell>
          <table:table-cell office:value-type="float" office:value="0.966" calcext:value-type="float">
            <text:p>0,966</text:p>
          </table:table-cell>
          <table:table-cell office:value-type="float" office:value="-0.2269" calcext:value-type="float">
            <text:p>-0,2269</text:p>
          </table:table-cell>
          <table:table-cell table:formula="of:=[.D3]+3.14/2" office:value-type="float" office:value="1.3431" calcext:value-type="float">
            <text:p>1,3431</text:p>
          </table:table-cell>
          <table:table-cell/>
          <table:table-cell table:formula="of:=0.03*[.E3]" office:value-type="float" office:value="0.040293" calcext:value-type="float">
            <text:p>0,0402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9.48" calcext:value-type="float">
            <text:p>279,48</text:p>
          </table:table-cell>
          <table:table-cell office:value-type="float" office:value="0.884" calcext:value-type="float">
            <text:p>0,884</text:p>
          </table:table-cell>
          <table:table-cell office:value-type="float" office:value="0" calcext:value-type="float">
            <text:p>0</text:p>
          </table:table-cell>
          <table:table-cell table:formula="of:=[.D4]+3.14/2" office:value-type="float" office:value="1.57" calcext:value-type="float">
            <text:p>1,57</text:p>
          </table:table-cell>
          <table:table-cell/>
          <table:table-cell table:formula="of:=0.03*[.E4]" office:value-type="float" office:value="0.0471" calcext:value-type="float">
            <text:p>0,0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9.62" calcext:value-type="float">
            <text:p>209,62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2045" calcext:value-type="float">
            <text:p>0,2045</text:p>
          </table:table-cell>
          <table:table-cell table:formula="of:=[.D5]+3.14/2" office:value-type="float" office:value="1.7745" calcext:value-type="float">
            <text:p>1,7745</text:p>
          </table:table-cell>
          <table:table-cell/>
          <table:table-cell table:formula="of:=0.03*[.E5]" office:value-type="float" office:value="0.053235" calcext:value-type="float">
            <text:p>0,05323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9.35" calcext:value-type="float">
            <text:p>159,35</text:p>
          </table:table-cell>
          <table:table-cell office:value-type="float" office:value="0.4968" calcext:value-type="float">
            <text:p>0,4968</text:p>
          </table:table-cell>
          <table:table-cell office:value-type="float" office:value="0.3469" calcext:value-type="float">
            <text:p>0,3469</text:p>
          </table:table-cell>
          <table:table-cell table:formula="of:=[.D6]+3.14/2" office:value-type="float" office:value="1.9169" calcext:value-type="float">
            <text:p>1,9169</text:p>
          </table:table-cell>
          <table:table-cell/>
          <table:table-cell table:formula="of:=0.03*[.E6]" office:value-type="float" office:value="0.057507" calcext:value-type="float">
            <text:p>0,0575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6.14" calcext:value-type="float">
            <text:p>126,14</text:p>
          </table:table-cell>
          <table:table-cell office:value-type="float" office:value="0.3857" calcext:value-type="float">
            <text:p>0,3857</text:p>
          </table:table-cell>
          <table:table-cell office:value-type="float" office:value="0.49496" calcext:value-type="float">
            <text:p>0,49496</text:p>
          </table:table-cell>
          <table:table-cell table:formula="of:=[.D7]+3.14/2" office:value-type="float" office:value="2.06496" calcext:value-type="float">
            <text:p>2,06496</text:p>
          </table:table-cell>
          <table:table-cell/>
          <table:table-cell table:formula="of:=0.03*[.E7]" office:value-type="float" office:value="0.0619488" calcext:value-type="float">
            <text:p>0,06194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3.39" calcext:value-type="float">
            <text:p>103,39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6357" calcext:value-type="float">
            <text:p>0,6357</text:p>
          </table:table-cell>
          <table:table-cell table:formula="of:=[.D8]+3.14/2" office:value-type="float" office:value="2.2057" calcext:value-type="float">
            <text:p>2,2057</text:p>
          </table:table-cell>
          <table:table-cell/>
          <table:table-cell table:formula="of:=0.03*[.E8]" office:value-type="float" office:value="0.066171" calcext:value-type="float">
            <text:p>0,06617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7.14" calcext:value-type="float">
            <text:p>87,1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07" calcext:value-type="float">
            <text:p>0,807</text:p>
          </table:table-cell>
          <table:table-cell table:formula="of:=[.D9]+3.14/2" office:value-type="float" office:value="2.377" calcext:value-type="float">
            <text:p>2,377</text:p>
          </table:table-cell>
          <table:table-cell/>
          <table:table-cell table:formula="of:=0.03*[.E9]" office:value-type="float" office:value="0.07131" calcext:value-type="float">
            <text:p>0,071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4.99" calcext:value-type="float">
            <text:p>74,99</text:p>
          </table:table-cell>
          <table:table-cell office:value-type="float" office:value="0.2117" calcext:value-type="float">
            <text:p>0,2117</text:p>
          </table:table-cell>
          <table:table-cell office:value-type="float" office:value="0.8988" calcext:value-type="float">
            <text:p>0,8988</text:p>
          </table:table-cell>
          <table:table-cell table:formula="of:=[.D10]+3.14/2" office:value-type="float" office:value="2.4688" calcext:value-type="float">
            <text:p>2,4688</text:p>
          </table:table-cell>
          <table:table-cell/>
          <table:table-cell table:formula="of:=0.03*[.E10]" office:value-type="float" office:value="0.074064" calcext:value-type="float">
            <text:p>0,07406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.48" calcext:value-type="float">
            <text:p>65,48</text:p>
          </table:table-cell>
          <table:table-cell office:value-type="float" office:value="0.1804" calcext:value-type="float">
            <text:p>0,1804</text:p>
          </table:table-cell>
          <table:table-cell office:value-type="float" office:value="0.9355" calcext:value-type="float">
            <text:p>0,9355</text:p>
          </table:table-cell>
          <table:table-cell table:formula="of:=[.D11]+3.14/2" office:value-type="float" office:value="2.5055" calcext:value-type="float">
            <text:p>2,5055</text:p>
          </table:table-cell>
          <table:table-cell/>
          <table:table-cell table:formula="of:=0.03*[.E11]" office:value-type="float" office:value="0.075165" calcext:value-type="float">
            <text:p>0,07516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7.86" calcext:value-type="float">
            <text:p>57,86</text:p>
          </table:table-cell>
          <table:table-cell office:value-type="float" office:value="0.1538" calcext:value-type="float">
            <text:p>0,1538</text:p>
          </table:table-cell>
          <table:table-cell office:value-type="float" office:value="1.0949" calcext:value-type="float">
            <text:p>1,0949</text:p>
          </table:table-cell>
          <table:table-cell table:formula="of:=[.D12]+3.14/2" office:value-type="float" office:value="2.6649" calcext:value-type="float">
            <text:p>2,6649</text:p>
          </table:table-cell>
          <table:table-cell/>
          <table:table-cell table:formula="of:=0.03*[.E12]" office:value-type="float" office:value="0.079947" calcext:value-type="float">
            <text:p>0,0799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.56" calcext:value-type="float">
            <text:p>51,56</text:p>
          </table:table-cell>
          <table:table-cell office:value-type="float" office:value="0.1338" calcext:value-type="float">
            <text:p>0,1338</text:p>
          </table:table-cell>
          <table:table-cell office:value-type="float" office:value="1.2154" calcext:value-type="float">
            <text:p>1,2154</text:p>
          </table:table-cell>
          <table:table-cell table:formula="of:=[.D13]+3.14/2" office:value-type="float" office:value="2.7854" calcext:value-type="float">
            <text:p>2,7854</text:p>
          </table:table-cell>
          <table:table-cell/>
          <table:table-cell table:formula="of:=0.03*[.E13]" office:value-type="float" office:value="0.083562" calcext:value-type="float">
            <text:p>0,08356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1.224" calcext:value-type="float">
            <text:p>41,224</text:p>
          </table:table-cell>
          <table:table-cell office:value-type="float" office:value="0.01012" calcext:value-type="float">
            <text:p>0,01012</text:p>
          </table:table-cell>
          <table:table-cell office:value-type="float" office:value="1.57" calcext:value-type="float">
            <text:p>1,57</text:p>
          </table:table-cell>
          <table:table-cell table:formula="of:=[.D14]+3.14/2" office:value-type="float" office:value="3.14" calcext:value-type="float">
            <text:p>3,14</text:p>
          </table:table-cell>
          <table:table-cell/>
          <table:table-cell table:formula="of:=0.03*[.E14]" office:value-type="float" office:value="0.0942" calcext:value-type="float">
            <text:p>0,094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3.902" calcext:value-type="float">
            <text:p>33,902</text:p>
          </table:table-cell>
          <table:table-cell office:value-type="float" office:value="0.08" calcext:value-type="float">
            <text:p>0,08</text:p>
          </table:table-cell>
          <table:table-cell office:value-type="float" office:value="1.7949" calcext:value-type="float">
            <text:p>1,7949</text:p>
          </table:table-cell>
          <table:table-cell table:formula="of:=[.D15]+3.14/2" office:value-type="float" office:value="3.3649" calcext:value-type="float">
            <text:p>3,3649</text:p>
          </table:table-cell>
          <table:table-cell/>
          <table:table-cell table:formula="of:=0.03*[.E15]" office:value-type="float" office:value="0.100947" calcext:value-type="float">
            <text:p>0,10094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0.82" calcext:value-type="float">
            <text:p>30,82</text:p>
          </table:table-cell>
          <table:table-cell office:value-type="float" office:value="0.0717" calcext:value-type="float">
            <text:p>0,0717</text:p>
          </table:table-cell>
          <table:table-cell office:value-type="float" office:value="1.888" calcext:value-type="float">
            <text:p>1,888</text:p>
          </table:table-cell>
          <table:table-cell table:formula="of:=[.D16]+3.14/2" office:value-type="float" office:value="3.458" calcext:value-type="float">
            <text:p>3,458</text:p>
          </table:table-cell>
          <table:table-cell/>
          <table:table-cell table:formula="of:=0.03*[.E16]" office:value-type="float" office:value="0.10374" calcext:value-type="float">
            <text:p>0,10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.025" calcext:value-type="float">
            <text:p>28,025</text:p>
          </table:table-cell>
          <table:table-cell office:value-type="float" office:value="0.0646" calcext:value-type="float">
            <text:p>0,0646</text:p>
          </table:table-cell>
          <table:table-cell office:value-type="float" office:value="1.901" calcext:value-type="float">
            <text:p>1,901</text:p>
          </table:table-cell>
          <table:table-cell table:formula="of:=[.D17]+3.14/2" office:value-type="float" office:value="3.471" calcext:value-type="float">
            <text:p>3,471</text:p>
          </table:table-cell>
          <table:table-cell/>
          <table:table-cell table:formula="of:=0.03*[.E17]" office:value-type="float" office:value="0.10413" calcext:value-type="float">
            <text:p>0,1041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5.483" calcext:value-type="float">
            <text:p>25,483</text:p>
          </table:table-cell>
          <table:table-cell office:value-type="float" office:value="0.0588" calcext:value-type="float">
            <text:p>0,0588</text:p>
          </table:table-cell>
          <table:table-cell office:value-type="float" office:value="1.92399" calcext:value-type="float">
            <text:p>1,92399</text:p>
          </table:table-cell>
          <table:table-cell table:formula="of:=[.D18]+3.14/2" office:value-type="float" office:value="3.49399" calcext:value-type="float">
            <text:p>3,49399</text:p>
          </table:table-cell>
          <table:table-cell/>
          <table:table-cell table:formula="of:=0.03*[.E18]" office:value-type="float" office:value="0.1048197" calcext:value-type="float">
            <text:p>0,10481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3.139" calcext:value-type="float">
            <text:p>23,139</text:p>
          </table:table-cell>
          <table:table-cell office:value-type="float" office:value="0.0535" calcext:value-type="float">
            <text:p>0,0535</text:p>
          </table:table-cell>
          <table:table-cell office:value-type="float" office:value="2.04" calcext:value-type="float">
            <text:p>2,04</text:p>
          </table:table-cell>
          <table:table-cell table:formula="of:=[.D19]+3.14/2" office:value-type="float" office:value="3.61" calcext:value-type="float">
            <text:p>3,61</text:p>
          </table:table-cell>
          <table:table-cell/>
          <table:table-cell table:formula="of:=0.03*[.E19]" office:value-type="float" office:value="0.1083" calcext:value-type="float">
            <text:p>0,108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0.963" calcext:value-type="float">
            <text:p>20,963</text:p>
          </table:table-cell>
          <table:table-cell office:value-type="float" office:value="0.0491" calcext:value-type="float">
            <text:p>0,0491</text:p>
          </table:table-cell>
          <table:table-cell office:value-type="float" office:value="2.1476" calcext:value-type="float">
            <text:p>2,1476</text:p>
          </table:table-cell>
          <table:table-cell table:formula="of:=[.D20]+3.14/2" office:value-type="float" office:value="3.7176" calcext:value-type="float">
            <text:p>3,7176</text:p>
          </table:table-cell>
          <table:table-cell/>
          <table:table-cell table:formula="of:=0.03*[.E20]" office:value-type="float" office:value="0.111528" calcext:value-type="float">
            <text:p>0,1115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.934" calcext:value-type="float">
            <text:p>18,934</text:p>
          </table:table-cell>
          <table:table-cell office:value-type="float" office:value="0.0452" calcext:value-type="float">
            <text:p>0,0452</text:p>
          </table:table-cell>
          <table:table-cell office:value-type="float" office:value="2.1808" calcext:value-type="float">
            <text:p>2,1808</text:p>
          </table:table-cell>
          <table:table-cell table:formula="of:=[.D21]+3.14/2" office:value-type="float" office:value="3.7508" calcext:value-type="float">
            <text:p>3,7508</text:p>
          </table:table-cell>
          <table:table-cell/>
          <table:table-cell table:formula="of:=0.03*[.E21]" office:value-type="float" office:value="0.112524" calcext:value-type="float">
            <text:p>0,11252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7.028" calcext:value-type="float">
            <text:p>17,028</text:p>
          </table:table-cell>
          <table:table-cell office:value-type="float" office:value="0.042" calcext:value-type="float">
            <text:p>0,042</text:p>
          </table:table-cell>
          <table:table-cell office:value-type="float" office:value="2.2377" calcext:value-type="float">
            <text:p>2,2377</text:p>
          </table:table-cell>
          <table:table-cell table:formula="of:=[.D22]+3.14/2" office:value-type="float" office:value="3.8077" calcext:value-type="float">
            <text:p>3,8077</text:p>
          </table:table-cell>
          <table:table-cell/>
          <table:table-cell table:formula="of:=0.03*[.E22]" office:value-type="float" office:value="0.114231" calcext:value-type="float">
            <text:p>0,11423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5.23" calcext:value-type="float">
            <text:p>15,23</text:p>
          </table:table-cell>
          <table:table-cell office:value-type="float" office:value="0.0391" calcext:value-type="float">
            <text:p>0,0391</text:p>
          </table:table-cell>
          <table:table-cell office:value-type="float" office:value="2.3378" calcext:value-type="float">
            <text:p>2,3378</text:p>
          </table:table-cell>
          <table:table-cell table:formula="of:=[.D23]+3.14/2" office:value-type="float" office:value="3.9078" calcext:value-type="float">
            <text:p>3,9078</text:p>
          </table:table-cell>
          <table:table-cell/>
          <table:table-cell table:formula="of:=0.03*[.E23]" office:value-type="float" office:value="0.117234" calcext:value-type="float">
            <text:p>0,11723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3.524" calcext:value-type="float">
            <text:p>13,524</text:p>
          </table:table-cell>
          <table:table-cell office:value-type="float" office:value="0.0366" calcext:value-type="float">
            <text:p>0,0366</text:p>
          </table:table-cell>
          <table:table-cell office:value-type="float" office:value="2.4665" calcext:value-type="float">
            <text:p>2,4665</text:p>
          </table:table-cell>
          <table:table-cell table:formula="of:=[.D24]+3.14/2" office:value-type="float" office:value="4.0365" calcext:value-type="float">
            <text:p>4,0365</text:p>
          </table:table-cell>
          <table:table-cell/>
          <table:table-cell table:formula="of:=0.03*[.E24]" office:value-type="float" office:value="0.121095" calcext:value-type="float">
            <text:p>0,12109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.898" calcext:value-type="float">
            <text:p>11,898</text:p>
          </table:table-cell>
          <table:table-cell office:value-type="float" office:value="0.0343" calcext:value-type="float">
            <text:p>0,0343</text:p>
          </table:table-cell>
          <table:table-cell office:value-type="float" office:value="2.5163" calcext:value-type="float">
            <text:p>2,5163</text:p>
          </table:table-cell>
          <table:table-cell table:formula="of:=[.D25]+3.14/2" office:value-type="float" office:value="4.0863" calcext:value-type="float">
            <text:p>4,0863</text:p>
          </table:table-cell>
          <table:table-cell/>
          <table:table-cell table:formula="of:=0.03*[.E25]" office:value-type="float" office:value="0.122589" calcext:value-type="float">
            <text:p>0,12258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.344" calcext:value-type="float">
            <text:p>10,344</text:p>
          </table:table-cell>
          <table:table-cell office:value-type="float" office:value="0.0324" calcext:value-type="float">
            <text:p>0,0324</text:p>
          </table:table-cell>
          <table:table-cell office:value-type="float" office:value="2.6031" calcext:value-type="float">
            <text:p>2,6031</text:p>
          </table:table-cell>
          <table:table-cell table:formula="of:=[.D26]+3.14/2" office:value-type="float" office:value="4.1731" calcext:value-type="float">
            <text:p>4,1731</text:p>
          </table:table-cell>
          <table:table-cell/>
          <table:table-cell table:formula="of:=0.03*[.E26]" office:value-type="float" office:value="0.125193" calcext:value-type="float">
            <text:p>0,1251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.854" calcext:value-type="float">
            <text:p>8,8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2.6516" calcext:value-type="float">
            <text:p>2,6516</text:p>
          </table:table-cell>
          <table:table-cell table:formula="of:=[.D27]+3.14/2" office:value-type="float" office:value="4.2216" calcext:value-type="float">
            <text:p>4,2216</text:p>
          </table:table-cell>
          <table:table-cell/>
          <table:table-cell table:formula="of:=0.03*[.E27]" office:value-type="float" office:value="0.126648" calcext:value-type="float">
            <text:p>0,12664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.423" calcext:value-type="float">
            <text:p>7,423</text:p>
          </table:table-cell>
          <table:table-cell office:value-type="float" office:value="0.029" calcext:value-type="float">
            <text:p>0,029</text:p>
          </table:table-cell>
          <table:table-cell office:value-type="float" office:value="2.7227" calcext:value-type="float">
            <text:p>2,7227</text:p>
          </table:table-cell>
          <table:table-cell table:formula="of:=[.D28]+3.14/2" office:value-type="float" office:value="4.2927" calcext:value-type="float">
            <text:p>4,2927</text:p>
          </table:table-cell>
          <table:table-cell/>
          <table:table-cell table:formula="of:=0.03*[.E28]" office:value-type="float" office:value="0.128781" calcext:value-type="float">
            <text:p>0,12878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6.1" calcext:value-type="float">
            <text:p>6,1</text:p>
          </table:table-cell>
          <table:table-cell office:value-type="float" office:value="0.0274" calcext:value-type="float">
            <text:p>0,0274</text:p>
          </table:table-cell>
          <table:table-cell office:value-type="float" office:value="2.7733" calcext:value-type="float">
            <text:p>2,7733</text:p>
          </table:table-cell>
          <table:table-cell table:formula="of:=[.D29]+3.14/2" office:value-type="float" office:value="4.3433" calcext:value-type="float">
            <text:p>4,3433</text:p>
          </table:table-cell>
          <table:table-cell/>
          <table:table-cell table:formula="of:=0.03*[.E29]" office:value-type="float" office:value="0.130299" calcext:value-type="float">
            <text:p>0,13029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4.833" calcext:value-type="float">
            <text:p>4,833</text:p>
          </table:table-cell>
          <table:table-cell office:value-type="float" office:value="0.026" calcext:value-type="float">
            <text:p>0,026</text:p>
          </table:table-cell>
          <table:table-cell office:value-type="float" office:value="2.8733" calcext:value-type="float">
            <text:p>2,8733</text:p>
          </table:table-cell>
          <table:table-cell table:formula="of:=[.D30]+3.14/2" office:value-type="float" office:value="4.4433" calcext:value-type="float">
            <text:p>4,4433</text:p>
          </table:table-cell>
          <table:table-cell/>
          <table:table-cell table:formula="of:=0.03*[.E30]" office:value-type="float" office:value="0.133299" calcext:value-type="float">
            <text:p>0,1332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" calcext:value-type="float">
            <text:p>3,6</text:p>
          </table:table-cell>
          <table:table-cell office:value-type="float" office:value="0.024" calcext:value-type="float">
            <text:p>0,024</text:p>
          </table:table-cell>
          <table:table-cell office:value-type="float" office:value="2.9939" calcext:value-type="float">
            <text:p>2,9939</text:p>
          </table:table-cell>
          <table:table-cell table:formula="of:=[.D31]+3.14/2" office:value-type="float" office:value="4.5639" calcext:value-type="float">
            <text:p>4,5639</text:p>
          </table:table-cell>
          <table:table-cell/>
          <table:table-cell table:formula="of:=0.03*[.E31]" office:value-type="float" office:value="0.136917" calcext:value-type="float">
            <text:p>0,13691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.759" calcext:value-type="float">
            <text:p>2,759</text:p>
          </table:table-cell>
          <table:table-cell office:value-type="float" office:value="0.022" calcext:value-type="float">
            <text:p>0,022</text:p>
          </table:table-cell>
          <table:table-cell office:value-type="float" office:value="3.14" calcext:value-type="float">
            <text:p>3,14</text:p>
          </table:table-cell>
          <table:table-cell table:formula="of:=[.D32]+3.14/2" office:value-type="float" office:value="4.71" calcext:value-type="float">
            <text:p>4,71</text:p>
          </table:table-cell>
          <table:table-cell/>
          <table:table-cell table:formula="of:=0.03*[.E32]" office:value-type="float" office:value="0.1413" calcext:value-type="float">
            <text:p>0,141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.38" calcext:value-type="float">
            <text:p>2,38</text:p>
          </table:table-cell>
          <table:table-cell office:value-type="float" office:value="0.0208" calcext:value-type="float">
            <text:p>0,0208</text:p>
          </table:table-cell>
          <table:table-cell office:value-type="float" office:value="3.3332" calcext:value-type="float">
            <text:p>3,3332</text:p>
          </table:table-cell>
          <table:table-cell table:formula="of:=[.D33]+3.14/2" office:value-type="float" office:value="4.9032" calcext:value-type="float">
            <text:p>4,9032</text:p>
          </table:table-cell>
          <table:table-cell/>
          <table:table-cell table:formula="of:=0.03*[.E33]" office:value-type="float" office:value="0.147096" calcext:value-type="float">
            <text:p>0,14709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.695" calcext:value-type="float">
            <text:p>2,695</text:p>
          </table:table-cell>
          <table:table-cell office:value-type="float" office:value="0.0189" calcext:value-type="float">
            <text:p>0,0189</text:p>
          </table:table-cell>
          <table:table-cell office:value-type="float" office:value="3.66519" calcext:value-type="float">
            <text:p>3,66519</text:p>
          </table:table-cell>
          <table:table-cell table:formula="of:=[.D34]+3.14/2" office:value-type="float" office:value="5.23519" calcext:value-type="float">
            <text:p>5,23519</text:p>
          </table:table-cell>
          <table:table-cell/>
          <table:table-cell table:formula="of:=0.03*[.E34]" office:value-type="float" office:value="0.1570557" calcext:value-type="float">
            <text:p>0,1570557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.5146" calcext:value-type="float">
            <text:p>3,5146</text:p>
          </table:table-cell>
          <table:table-cell office:value-type="float" office:value="0.017" calcext:value-type="float">
            <text:p>0,017</text:p>
          </table:table-cell>
          <table:table-cell office:value-type="float" office:value="4.03825" calcext:value-type="float">
            <text:p>4,03825</text:p>
          </table:table-cell>
          <table:table-cell table:formula="of:=[.D35]+3.14/2" office:value-type="float" office:value="5.60825" calcext:value-type="float">
            <text:p>5,60825</text:p>
          </table:table-cell>
          <table:table-cell/>
          <table:table-cell table:formula="of:=0.03*[.E35]" office:value-type="float" office:value="0.1682475" calcext:value-type="float">
            <text:p>0,16824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7" calcext:value-type="float">
            <text:p>4,57</text:p>
          </table:table-cell>
          <table:table-cell office:value-type="float" office:value="0.015" calcext:value-type="float">
            <text:p>0,015</text:p>
          </table:table-cell>
          <table:table-cell office:value-type="float" office:value="4.71" calcext:value-type="float">
            <text:p>4,71</text:p>
          </table:table-cell>
          <table:table-cell table:formula="of:=[.D36]+3.14/2" office:value-type="float" office:value="6.28" calcext:value-type="float">
            <text:p>6,28</text:p>
          </table:table-cell>
          <table:table-cell/>
          <table:table-cell table:formula="of:=0.03*[.E36]" office:value-type="float" office:value="0.1884" calcext:value-type="float">
            <text:p>0,1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.00.0000</text:date>, <text:time style:data-style-name="N2" text:time-value="20:36:25.13470507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2:26.245842377</meta:creation-date>
    <dc:date>2021-12-05T20:41:48.749992412</dc:date>
    <meta:editing-duration>PT24M56S</meta:editing-duration>
    <meta:editing-cycles>12</meta:editing-cycles>
    <meta:generator>LibreOffice/6.4.7.2$Linux_X86_64 LibreOffice_project/40$Build-2</meta:generator>
    <meta:document-statistic meta:table-count="1" meta:cell-count="216" meta:object-count="0"/>
  </office:meta>
</office:document-meta>
</file>